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de833f" style:font-size-asian="10pt" style:font-style-asian="normal" style:font-size-complex="10pt" style:font-style-complex="normal"/>
    </style:style>
    <style:style style:name="P3" style:family="paragraph" style:parent-style-name="Footer">
      <style:paragraph-properties fo:text-align="center" style:justify-single-word="false"/>
      <style:text-properties officeooo:paragraph-rsid="029bdbb0"/>
    </style:style>
    <style:style style:name="P4" style:family="paragraph" style:parent-style-name="Text_20_body">
      <style:paragraph-properties fo:line-height="100%"/>
      <style:text-properties officeooo:rsid="04af6545" officeooo:paragraph-rsid="06e40d2e"/>
    </style:style>
    <style:style style:name="P5" style:family="paragraph" style:parent-style-name="Heading_20_2">
      <style:text-properties officeooo:paragraph-rsid="06de833f"/>
    </style:style>
    <style:style style:name="P6" style:family="paragraph" style:parent-style-name="Standard">
      <style:text-properties fo:font-style="normal" officeooo:rsid="06de833f" officeooo:paragraph-rsid="06de833f" style:font-style-asian="normal" style:font-style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de833f" style:font-style-asian="normal" style:font-style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de833f" style:font-style-asian="normal" style:font-style-complex="normal"/>
    </style:style>
    <style:style style:name="P9" style:family="paragraph" style:parent-style-name="Heading_20_1">
      <style:paragraph-properties fo:line-height="100%"/>
      <style:text-properties officeooo:rsid="04af6545" officeooo:paragraph-rsid="04af6545"/>
    </style:style>
    <style:style style:name="P10" style:family="paragraph" style:parent-style-name="Heading_20_2">
      <style:text-properties officeooo:paragraph-rsid="06e7d559"/>
    </style:style>
    <style:style style:name="P11" style:family="paragraph" style:parent-style-name="Heading_20_2">
      <style:text-properties officeooo:paragraph-rsid="06ea380e"/>
    </style:style>
    <style:style style:name="P12" style:family="paragraph" style:parent-style-name="Heading_20_2">
      <style:text-properties fo:font-weight="normal" officeooo:paragraph-rsid="06e40d2e" style:font-weight-asian="normal" style:font-weight-complex="normal"/>
    </style:style>
    <style:style style:name="P13" style:family="paragraph" style:parent-style-name="Heading_20_2">
      <style:text-properties officeooo:paragraph-rsid="06ef9441"/>
    </style:style>
    <style:style style:name="P14" style:family="paragraph" style:parent-style-name="Heading_20_2">
      <style:text-properties officeooo:paragraph-rsid="06f16bdf"/>
    </style:style>
    <style:style style:name="P15" style:family="paragraph" style:parent-style-name="Heading_20_2">
      <style:text-properties officeooo:paragraph-rsid="06f445c5"/>
    </style:style>
    <style:style style:name="P16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de833f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ef9441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efa165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f16bdf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de833f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ef9441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efa165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f16bdf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fo:font-size="12pt" fo:font-style="normal" officeooo:rsid="06e06b5a" officeooo:paragraph-rsid="06ef9441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fo:font-size="12pt" fo:font-style="normal" officeooo:rsid="06e06b5a" officeooo:paragraph-rsid="06efa165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fo:font-size="12pt" fo:font-style="normal" officeooo:rsid="06e06b5a" officeooo:paragraph-rsid="06f16bdf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font-size="12pt" fo:font-style="normal" officeooo:rsid="06eee63b" officeooo:paragraph-rsid="06eee63b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font-size="12pt" fo:font-style="normal" officeooo:rsid="06efa165" officeooo:paragraph-rsid="06efa165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2pt" fo:font-style="normal" officeooo:rsid="06efa165" officeooo:paragraph-rsid="06f16bdf" style:font-size-asian="12pt" style:font-style-asian="normal" style:font-size-complex="12pt" style:font-style-complex="normal"/>
    </style:style>
    <style:style style:name="P30" style:family="paragraph" style:parent-style-name="Standard">
      <style:text-properties fo:color="#000000" loext:opacity="100%" style:font-name="Monospace" fo:font-size="12pt" fo:font-style="italic" fo:font-weight="normal" officeooo:rsid="06d3243a" officeooo:paragraph-rsid="06e2fa61" style:font-name-asian="Noto Sans CJK SC Regular" style:font-size-asian="10.5pt" style:font-style-asian="italic" style:font-weight-asian="normal" style:font-name-complex="David CLM" style:font-size-complex="16pt" style:font-style-complex="italic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ef9441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f16bdf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Monospace" fo:language="en" fo:country="US" officeooo:rsid="0692fed4" officeooo:paragraph-rsid="06f16bdf" style:font-size-asian="10.5pt" style:font-name-complex="David CLM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ef9441" style:font-style-asian="normal" style:font-style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f16bdf" style:font-style-asian="normal" style:font-style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ef9441" style:font-style-asian="norma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efa165" style:font-style-asian="normal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f16bdf" style:font-style-asian="normal" style:font-style-complex="normal"/>
    </style:style>
    <style:style style:name="P39" style:family="paragraph" style:parent-style-name="Standard">
      <style:text-properties fo:font-style="normal" officeooo:rsid="06de833f" officeooo:paragraph-rsid="06ef9441" style:font-style-asian="normal" style:font-style-complex="normal"/>
    </style:style>
    <style:style style:name="P40" style:family="paragraph" style:parent-style-name="Standard">
      <style:text-properties fo:font-style="normal" officeooo:rsid="06de833f" officeooo:paragraph-rsid="06f16bdf" style:font-style-asian="norma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6eee63b" officeooo:paragraph-rsid="06eee63b" style:font-size-asian="12pt"/>
    </style:style>
    <style:style style:name="P42" style:family="paragraph" style:parent-style-name="Standard">
      <style:text-properties officeooo:rsid="06e2fa61" officeooo:paragraph-rsid="06e2fa61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6cb5f31" officeooo:paragraph-rsid="06de833f"/>
    </style:style>
    <style:style style:name="P44" style:family="paragraph" style:parent-style-name="Text_20_body">
      <style:text-properties style:font-name="Monospace" fo:language="en" fo:country="US" officeooo:rsid="0695f351" officeooo:paragraph-rsid="06f445c5" style:font-size-asian="10.5pt" style:font-name-complex="David CLM" style:font-weight-complex="normal"/>
    </style:style>
    <style:style style:name="P45" style:family="paragraph" style:parent-style-name="Text_20_body">
      <style:paragraph-properties fo:line-height="100%"/>
      <style:text-properties officeooo:rsid="06e40d2e" officeooo:paragraph-rsid="06e40d2e"/>
    </style:style>
    <style:style style:name="P46" style:family="paragraph" style:parent-style-name="Text_20_body">
      <style:text-properties officeooo:rsid="06ea380e" officeooo:paragraph-rsid="06ea380e"/>
    </style:style>
    <style:style style:name="P47" style:family="paragraph" style:parent-style-name="Text_20_body" style:list-style-name="L1">
      <style:text-properties officeooo:rsid="06ea380e" officeooo:paragraph-rsid="06ea380e"/>
    </style:style>
    <style:style style:name="P48" style:family="paragraph" style:parent-style-name="Text_20_body">
      <style:text-properties officeooo:rsid="06ea380e" officeooo:paragraph-rsid="06ebb47e"/>
    </style:style>
    <style:style style:name="P49" style:family="paragraph" style:parent-style-name="Text_20_body">
      <style:text-properties officeooo:paragraph-rsid="06f445c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d7a64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de833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e2fa6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ea380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ecb14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ef4f1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6f1ece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f445c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officeooo:rsid="06e40d2e" style:font-name-asian="Noto Sans CJK SC Regular" style:font-size-asian="12pt" style:font-style-asian="normal" style:font-name-complex="Nachlieli CLM2" style:font-size-complex="16pt" style:font-style-complex="normal"/>
    </style:style>
    <style:style style:name="T16" style:family="text">
      <style:text-properties fo:color="#000000" loext:opacity="100%" style:font-name="Monospace" fo:font-size="12pt" fo:language="en" fo:country="US" fo:font-style="normal" fo:font-weight="normal" officeooo:rsid="06dc5ab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language="en" fo:country="US" fo:font-style="normal" fo:font-weight="normal" officeooo:rsid="06ea380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language="en" fo:country="US" fo:font-style="normal" fo:font-weight="normal" officeooo:rsid="06ef944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9" style:family="text">
      <style:text-properties fo:color="#000000" loext:opacity="100%" style:font-name="Monospace" fo:font-size="12pt" fo:language="en" fo:country="US" fo:font-style="normal" fo:font-weight="normal" officeooo:rsid="06f16bd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0" style:family="text">
      <style:text-properties fo:color="#000000" loext:opacity="100%" style:font-name="Monospace" fo:font-size="12pt" fo:language="en" fo:country="US" fo:font-style="normal" fo:font-weight="normal" officeooo:rsid="06f445c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1" style:family="text">
      <style:text-properties fo:color="#000000" loext:opacity="100%" style:font-name="Monospace" fo:font-size="12pt" fo:language="en" fo:country="US" fo:font-style="normal" fo:font-weight="normal" officeooo:rsid="06e7d559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2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23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24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25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26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6de833f"/>
    </style:style>
    <style:style style:name="T29" style:family="text">
      <style:text-properties officeooo:rsid="06d145b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6e06b5a" style:font-size-asian="12pt" style:font-size-complex="12pt"/>
    </style:style>
    <style:style style:name="T32" style:family="text">
      <style:text-properties fo:font-size="12pt" officeooo:rsid="06ef9441" style:font-size-asian="12pt" style:font-size-complex="12pt"/>
    </style:style>
    <style:style style:name="T33" style:family="text">
      <style:text-properties fo:font-size="12pt" fo:font-style="normal" style:font-style-asian="normal" style:font-size-complex="12pt" style:font-style-complex="normal"/>
    </style:style>
    <style:style style:name="T34" style:family="text">
      <style:text-properties fo:font-size="12pt" fo:font-style="normal" officeooo:rsid="06ef36a0" style:font-style-asian="normal" style:font-size-complex="12pt" style:font-style-complex="normal"/>
    </style:style>
    <style:style style:name="T35" style:family="text">
      <style:text-properties fo:font-size="12pt" fo:font-style="normal" officeooo:rsid="06e2fa61" style:font-style-asian="normal" style:font-size-complex="12pt" style:font-style-complex="normal"/>
    </style:style>
    <style:style style:name="T36" style:family="text">
      <style:text-properties officeooo:rsid="04af6545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6ebb47e"/>
    </style:style>
    <style:style style:name="T39" style:family="text">
      <style:text-properties officeooo:rsid="06ecb14f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6e40d2e" style:font-weight-asian="normal" style:font-weight-complex="normal"/>
    </style:style>
    <style:style style:name="T42" style:family="text">
      <style:text-properties officeooo:rsid="06e2fa61"/>
    </style:style>
    <style:style style:name="T43" style:family="text">
      <style:text-properties officeooo:rsid="06ef36a0"/>
    </style:style>
    <style:style style:name="T44" style:family="text">
      <style:text-properties officeooo:rsid="06ef9441"/>
    </style:style>
    <style:style style:name="T45" style:family="text">
      <style:text-properties officeooo:rsid="06efa165"/>
    </style:style>
    <style:style style:name="T46" style:family="text">
      <style:text-properties officeooo:rsid="06f16bdf"/>
    </style:style>
    <style:style style:name="T47" style:family="text">
      <style:text-properties officeooo:rsid="06f445c5"/>
    </style:style>
    <style:style style:name="T48" style:family="text">
      <style:text-properties officeooo:rsid="06f4af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מטלה</text:span> <text:span text:style-name="T2">- חלוקת חפצים בדידים</text:span></text:h>
      <text:p text:style-name="P12">שאלה <text:span text:style-name="T15">0</text:span>: <text:span text:style-name="T15">חובה לכולם</text:span></text:p>
      <text:p text:style-name="P4"><text:span text:style-name="T40">יש </text:span><text:span text:style-name="T41">להירשם לאתר חלוקת הקורסים: </text:span><text:a xlink:type="simple" xlink:href="https://faircourse.csariel.xyz/" text:style-name="Internet_20_link" text:visited-style-name="Visited_20_Internet_20_Link"><text:span text:style-name="T41">https://faircourse.csariel.xyz</text:span></text:a><text:span text:style-name="T41">, ולמלא את ההעדפות שלכם לגבי קורסים. המידע ישמש לצורך הדגמה בשיעור הבא.</text:span></text:p>
      <text:p text:style-name="P45">בנוסף, יש <text:span text:style-name="T36">לענות על שאלה אחת לבחירתכם. <text:s/></text:span><text:span text:style-name="T4">שאלות המסומנות בכוכבית (*) מזכות בניקוד כפול. </text:span><text:span text:style-name="T48">סעיפים המסומנים בכוכבית (*) הם סעיפי רשות, ומזכים את השאלה בניקוד כפול.</text:span></text:p>
      <text:p text:style-name="P26"/>
      <text:p text:style-name="P14"><text:span text:style-name="T46">* </text:span><text:span text:style-name="T5">שאלה </text:span><text:span text:style-name="T19">1</text:span><text:span text:style-name="T3">: </text:span><text:span text:style-name="T12">חלוקה אגליטרית: תיכנות</text:span></text:p>
      <text:p text:style-name="P40"><text:span text:style-name="T29">כ</text:span>תבו פונקציה בשפת פייתון, <text:span text:style-name="T44">המוצאת חלוקה אגליטרית של משאבים רציפים.</text:span> כותרת הפונקציה:</text:p>
      <text:p text:style-name="P35">def <text:span text:style-name="T44">egalitarian_allocation</text:span>(</text:p>
      <text:p text:style-name="P35"><text:s text:c="3"/>valuations: list[list[float]])</text:p>
      <text:p text:style-name="P38"/>
      <text:p text:style-name="P38">כאשר valuations היא מטריצת הערכים. דוגמה לקלט:</text:p>
      <text:p text:style-name="P32"><text:span text:style-name="T44">egalitarian_allocation</text:span>(</text:p>
      <text:p text:style-name="P32"><text:s/>valuations=[[11,11,22,33,44], [11,22,44,55,66], [11,33,22,11,66]])</text:p>
      <text:p text:style-name="P38"/>
      <text:p text:style-name="P38">הקלט מתאר בעיית חלוקה של חמישה חפצים בין שלושה שחקנים. השחקן <text:span text:style-name="T30">הראשון </text:span><text:span text:style-name="T32">מעריך את החפצים ב</text:span><text:span text:style-name="T30"> [11,11,22,33,44], </text:span><text:span text:style-name="T32">השחקן השני מעריך אותם ב </text:span><text:span text:style-name="T30">[11,22,44,55,66], </text:span><text:span text:style-name="T32">וכו’.</text:span></text:p>
      <text:p text:style-name="P19"/>
      <text:p text:style-name="P19">הפונקציה צריכה <text:span text:style-name="T45">לכתוב </text:span>את <text:span text:style-name="T45">תוצאת </text:span>החלוקה:</text:p>
      <text:p text:style-name="P29">player 0 receives 50% of resource 0 and 30% of resource 2</text:p>
      <text:p text:style-name="P23">player 1 <text:span text:style-name="T45">receives 50% of resource 0 and 70% of resource 1</text:span></text:p>
      <text:p text:style-name="P38"><text:span text:style-name="T30">וכו’. יש להגיש קוד בגיטהאב + בדיקות. </text:span></text:p>
      <text:p text:style-name="P33"/>
      <text:p text:style-name="P5"><text:span text:style-name="T28">* </text:span>שאלה <text:span text:style-name="T13">2</text:span>: <text:span text:style-name="T8">אלגוריתם הסבב המשוקלל - תיכנות</text:span></text:p>
      <text:p text:style-name="P6"><text:span text:style-name="T29">כ</text:span>תבו פונקציה בשפת פייתון, המריצה את אלגוריתם הסבב המשוקלל. כותרת הפונקציה:</text:p>
      <text:p text:style-name="P7">def weighted_round_robin(</text:p>
      <text:p text:style-name="P7"><text:s text:c="3"/>rights: list[float], </text:p>
      <text:p text:style-name="P7"><text:s text:c="3"/>valuations: list[list[float]], </text:p>
      <text:p text:style-name="P7"><text:s text:c="3"/>y: float)</text:p>
      <text:p text:style-name="P8">כאשר: rights היא רשימת הזכויות של כל שחקן, valuations היא מטריצת הערכים, ו-y הוא המספר הנמצא בפונקציה f(s)=s+y.</text:p>
      <text:p text:style-name="P8">דוגמה לקלט:</text:p>
      <text:p text:style-name="P2">weighted_round_robin(</text:p>
      <text:p text:style-name="P2"><text:s/>rights=[1,2,4],</text:p>
      <text:p text:style-name="P2"><text:s/>valuations=[[11,11,22,33,44], [11,22,44,55,66], [11,33,22,11,66]],</text:p>
      <text:p text:style-name="P2"><text:s/>y=0.5)</text:p>
      <text:p text:style-name="P8">הקלט מתאר בעיית חלוקה של חמישה חפצים בין שלושה שחקנים. הזכויות של השחקנים הן: השחקן הראשון – 1, השני – 2, השלישי – 4. ערכי השחקנים הם: השחקן <text:span text:style-name="T30">הראשון – [11,11,22,33,44], וכו’.</text:span></text:p>
      <text:p text:style-name="P16"/>
      <text:p text:style-name="P16">הפונקציה צריכה לכתוב את תהליך החלוקה, לדוגמה:</text:p>
      <text:p text:style-name="P20">player 0 takes item 3 with value 33</text:p>
      <text:p text:style-name="P20"><text:soft-page-break/>player 1 takes item 0 with value 11</text:p>
      <text:p text:style-name="P16">וכו’.</text:p>
      <text:p text:style-name="P16"/>
      <text:p text:style-name="P8"><text:span text:style-name="T30">יש להגיש קוד בגיטהאב + בדיקות. </text:span><text:span text:style-name="T31">בבדיקות, התייחסו גם למקרים הפרטיים של (א) חפצים זהים וזכויות שוות, (ב) חפצים שונים וזכויות שוות, (ג) חפצים זהים וזכויות שונות.</text:span></text:p>
      <text:p text:style-name="P43"><text:span text:style-name="T21"/></text:p>
      <text:p text:style-name="P11">שאלה <text:span text:style-name="T10">3</text:span>: <text:span text:style-name="T17">הסכמי עודפים</text:span></text:p>
      <text:p text:style-name="P46"><text:span text:style-name="T37">הסכם עודפים </text:span>הוא הסכם בין שתי מפלגות, המתבצע באופן הבא:</text:p>
      <text:list text:style-name="L1">
        <text:list-item>
          <text:p text:style-name="P47">לכל זוג של מפלגות שחתם על הסכם, מגדירים מפלגת-על הכוללת את הקולות של שתי המפלגות.</text:p>
        </text:list-item>
        <text:list-item>
          <text:p text:style-name="P47">מריצים את אלגוריתם חלוקת המושבים על המפלגות המתקבלות.</text:p>
        </text:list-item>
        <text:list-item>
          <text:p text:style-name="P47">לכל זוג של מפלגות שחתם על הסכם, בודקים כמה מושבים קיבלה מפלגת-העל שלהם, ומחלקים את המושבים בין המפלגות באופן הוגן (מעגלים לשלם הקרוב ביותר).</text:p>
        </text:list-item>
      </text:list>
      <text:p text:style-name="P46">א. תארו דוגמה של בחירות עם 3 מפלגות (א, ב, ג), שבה חלוקת המושבים מתבצעת בשיטת ג’פרסון, והתוצאות בלי הסכם עודפים שונות מהתוצאות כאשר מפלגות א+ב עושות הסכם עודפים ביניהן. </text:p>
      <text:p text:style-name="P46">ב. תארו דוגמה כנ"ל, כאשר חלוקת המושבים מתבצעת בשיטת <text:span text:style-name="T38">וובסטר; </text:span><text:span text:style-name="T47">הראו, שמפלגה החותמת על הסכם עודפים עלולה להפסיד מושב.</text:span></text:p>
      <text:p text:style-name="P48"><text:span text:style-name="T39">* </text:span>ג. הראו, <text:span text:style-name="T47">ש</text:span>בשיטת ג’פרסון, מפלגה החותמת על הסכם עודפים לעולם לא מפסידה מושב.</text:p>
      <text:p text:style-name="P15"><text:span text:style-name="T5">שאלה </text:span><text:span text:style-name="T20">4</text:span><text:span text:style-name="T3">: </text:span><text:span text:style-name="T6">פרדוקס אלאבאמה</text:span></text:p>
      <text:p text:style-name="P49"><text:span text:style-name="T22">אלגוריתמים לחלוקת מושבים משמשים גם לחלוקת המושבים בקונגרס בין המדינות בארה"ב. חלוקת-המושבים נקבעת באופן יחסי לאוכלוסיה, ומתעדכנת לפי מפקד שנערך כל 10 שנים. אחרי המפקד של 1880, רצו להגדיל את מספר-המושבים בקונגרס. </text:span><text:span text:style-name="T23">התברר, שאם מספר המושבים בקונגרס יהיה 299, אז מדינת אלאבאמה תקבל 8 מושבים; אבל אם מספר המושבים יהיה 300, אז אלאבאמה תקבל רק 7 מושבים. </text:span><text:span text:style-name="T24">מצב זה נקרא </text:span><text:span text:style-name="T26">פרדוקס אלאבאמה</text:span><text:span text:style-name="T24">.</text:span></text:p>
      <text:p text:style-name="P49"><text:span text:style-name="T24">א. הראו </text:span><text:span text:style-name="T25">דוגמה לפרדוקס אלאבאמה כאשר משתמשים בשיטת המילטון.</text:span></text:p>
      <text:p text:style-name="P44">ב. הוכיחו שפרדוקס אלאבאמה לא קורה כאשר משתמשים בשיטת-מחלק כלשהי.</text:p>
      <text:p text:style-name="P10">שאלה <text:span text:style-name="T14">5</text:span>: <text:span text:style-name="T9">חלוקה כמעט-ללא-קנאה עבור תורנויות</text:span></text:p>
      <text:p text:style-name="P42"><text:span text:style-name="T27">תורנויות </text:span>הן חפצים עם ערך שלילי. </text:p>
      <text:p text:style-name="P42"/>
      <text:p text:style-name="P42">א. הגדירו גירסה של EF1 המתאימה לתורנויות; הסבירו מה שיניתם ומדוע.</text:p>
      <text:p text:style-name="P42"/>
      <text:p text:style-name="P42">ב. תארו אלגוריתם המחזיר חלוקה EF1 של תורנויות; הוכיחו את תשובתכם.</text:p>
      <text:p text:style-name="P30"/>
      <text:p text:style-name="P27">ג. <text:span text:style-name="T42">הגדירו גירסה של EF1 המתאימה </text:span>לשילוב של חפצים ותורנויות (- חפצים עם ערכים חיוביים או שליליים); <text:span text:style-name="T42">הסבירו מה שיניתם ומדוע.</text:span></text:p>
      <text:p text:style-name="P27"/>
      <text:p text:style-name="P41"><text:span text:style-name="T34">* </text:span><text:span text:style-name="T33">ד. </text:span><text:span text:style-name="T35">תארו אלגוריתם המחזיר חלוקה EF1 של </text:span><text:span text:style-name="T33">שילוב של חפצים ותורנויות</text:span><text:span text:style-name="T35">; הוכיחו את תשובתכם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1-16T16:21:45.556000000</dc:date>
    <meta:editing-duration>P12DT3H53M47S</meta:editing-duration>
    <meta:editing-cycles>1601</meta:editing-cycles>
    <meta:document-statistic meta:table-count="0" meta:image-count="0" meta:object-count="0" meta:page-count="2" meta:paragraph-count="54" meta:word-count="568" meta:character-count="3521" meta:non-whitespace-character-count="2984"/>
  </office:meta>
</office:document-meta>
</file>